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4" style:family="paragraph" style:parent-style-name="Standard">
      <style:paragraph-properties fo:text-align="center" style:justify-single-word="false"/>
      <style:text-properties fo:font-size="16pt" style:font-size-asian="16pt" style:font-size-complex="16pt"/>
    </style:style>
    <style:style style:name="P5" style:family="paragraph" style:parent-style-name="Standard">
      <style:paragraph-properties fo:text-align="center" style:justify-single-word="false"/>
      <style:text-properties fo:font-size="28pt" fo:font-style="italic" style:font-size-asian="28pt" style:font-style-asian="italic" style:font-size-complex="28pt" style:font-style-complex="italic"/>
    </style:style>
    <style:style style:name="P6" style:family="paragraph" style:parent-style-name="Standard">
      <style:paragraph-properties fo:text-align="center" style:justify-single-word="false"/>
    </style:style>
    <style:style style:name="P7" style:family="paragraph" style:parent-style-name="Standard">
      <style:paragraph-properties fo:line-height="150%"/>
      <style:text-properties fo:font-size="14pt" style:font-size-asian="14pt" style:font-size-complex="14pt"/>
    </style:style>
    <style:style style:name="P8" style:family="paragraph" style:parent-style-name="Standard">
      <style:paragraph-properties fo:line-height="150%"/>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9" style:family="paragraph" style:parent-style-name="Standard">
      <style:paragraph-properties fo:line-height="150%"/>
    </style:style>
    <style:style style:name="P10" style:family="paragraph" style:parent-style-name="Standard">
      <style:paragraph-properties fo:line-height="150%" fo:text-align="center" style:justify-single-word="false"/>
    </style:style>
    <style:style style:name="P11" style:family="paragraph" style:parent-style-name="Standard">
      <style:paragraph-properties fo:line-height="150%"/>
      <style:text-properties fo:font-size="9pt" style:font-size-asian="9pt" style:font-size-complex="9pt"/>
    </style:style>
    <style:style style:name="P12" style:family="paragraph" style:parent-style-name="Standard">
      <style:paragraph-properties fo:line-height="150%"/>
      <style:text-properties fo:font-size="9pt" style:font-size-asian="9pt" style:font-name-complex="Times New Roman" style:font-size-complex="9pt"/>
    </style:style>
    <style:style style:name="P13" style:family="paragraph" style:parent-style-name="Standard">
      <style:paragraph-properties fo:line-height="150%"/>
      <style:text-properties fo:font-size="6pt" style:font-size-asian="6pt" style:font-size-complex="6pt"/>
    </style:style>
    <style:style style:name="P14" style:family="paragraph" style:parent-style-name="Standard">
      <style:paragraph-properties fo:line-height="150%" fo:text-align="center" style:justify-single-word="false"/>
      <style:text-properties fo:font-size="6pt" style:font-size-asian="6pt" style:language-asian="en" style:country-asian="GB" style:font-size-complex="6pt" style:language-complex="ar" style:country-complex="SA"/>
    </style:style>
    <style:style style:name="P15" style:family="paragraph" style:parent-style-name="Standard">
      <style:paragraph-properties fo:line-height="150%" fo:text-align="center" style:justify-single-word="false"/>
      <style:text-properties style:language-asian="en" style:country-asian="GB" style:language-complex="ar" style:country-complex="SA"/>
    </style:style>
    <style:style style:name="P16" style:family="paragraph" style:parent-style-name="Standard">
      <style:paragraph-properties fo:line-height="150%"/>
      <style:text-properties style:font-size-complex="14pt" style:font-weight-complex="bold"/>
    </style:style>
    <style:style style:name="P17" style:family="paragraph" style:parent-style-name="Standard">
      <style:paragraph-properties fo:line-height="150%"/>
      <style:text-properties fo:font-style="italic" fo:font-weight="bold" style:font-style-asian="italic" style:font-weight-asian="bold" style:font-size-complex="14pt" style:font-style-complex="italic"/>
    </style:style>
    <style:style style:name="P18" style:family="paragraph" style:parent-style-name="Text_20_body">
      <style:paragraph-properties fo:line-height="150%" fo:text-align="center" style:justify-single-word="false"/>
    </style:style>
    <style:style style:name="P19" style:family="paragraph" style:parent-style-name="Text_20_body">
      <style:paragraph-properties fo:margin-left="1.27cm" fo:margin-right="0cm" fo:text-align="center" style:justify-single-word="false" fo:text-indent="0cm" style:auto-text-indent="false">
        <style:tab-stops/>
      </style:paragraph-properties>
      <style:text-properties fo:font-size="9pt" fo:font-style="italic" style:font-size-asian="9pt" style:font-style-asian="italic"/>
    </style:style>
    <style:style style:name="P20" style:family="paragraph" style:parent-style-name="Normal">
      <style:paragraph-properties fo:hyphenation-ladder-count="no-limit"/>
      <style:text-properties fo:hyphenate="true" fo:hyphenation-remain-char-count="0" fo:hyphenation-push-char-count="0"/>
    </style:style>
    <style:style style:name="P21" style:family="paragraph" style:parent-style-name="Standard" style:master-page-name="MP0">
      <style:paragraph-properties fo:text-align="center" style:justify-single-word="false" style:page-number="auto" fo:break-before="page"/>
      <style:text-properties fo:font-size="18pt" style:font-size-asian="18pt" style:font-size-complex="18pt"/>
    </style:style>
    <style:style style:name="P22" style:family="paragraph" style:parent-style-name="Standard" style:list-style-name="L1">
      <style:paragraph-properties fo:line-height="150%"/>
    </style:style>
    <style:style style:name="P23" style:family="paragraph" style:parent-style-name="Standard" style:list-style-name="L2">
      <style:paragraph-properties fo:line-height="150%"/>
    </style:style>
    <style:style style:name="P24" style:family="paragraph" style:parent-style-name="Standard" style:list-style-name="L8">
      <style:paragraph-properties fo:line-height="150%"/>
    </style:style>
    <style:style style:name="P25" style:family="paragraph" style:parent-style-name="Standard" style:list-style-name="L8">
      <style:paragraph-properties fo:line-height="150%"/>
      <style:text-properties fo:font-size="9pt" style:font-size-asian="9pt" style:font-size-complex="9pt"/>
    </style:style>
    <style:style style:name="P26" style:family="paragraph" style:parent-style-name="Standard" style:list-style-name="L8">
      <style:paragraph-properties fo:line-height="150%"/>
      <style:text-properties fo:font-size="9pt" style:font-size-asian="9pt" style:font-name-complex="Times New Roman" style:font-size-complex="9pt"/>
    </style:style>
    <style:style style:name="P27" style:family="paragraph" style:parent-style-name="Standard">
      <style:paragraph-properties fo:line-height="150%"/>
      <style:text-properties style:font-size-complex="14pt" style:font-weight-complex="bold"/>
    </style:style>
    <style:style style:name="P28" style:family="paragraph" style:parent-style-name="Standard">
      <style:paragraph-properties fo:line-height="150%"/>
      <style:text-properties fo:font-style="italic" fo:font-weight="bold" style:font-style-asian="italic" style:font-weight-asian="bold" style:font-size-complex="14pt" style:font-style-complex="italic" style:font-weight-complex="bold"/>
    </style:style>
    <style:style style:name="P29" style:family="paragraph" style:parent-style-name="Standard">
      <style:paragraph-properties fo:line-height="150%"/>
      <style:text-properties fo:font-style="normal" fo:font-weight="normal" style:font-style-asian="normal" style:font-weight-asian="normal" style:font-size-complex="14pt" style:font-style-complex="normal" style:font-weight-complex="normal"/>
    </style:style>
    <style:style style:name="P30" style:family="paragraph" style:parent-style-name="Text_20_body" style:list-style-name="L2"/>
    <style:style style:name="P31" style:family="paragraph" style:parent-style-name="Text_20_body" style:list-style-name="L2">
      <style:paragraph-properties fo:line-height="150%"/>
    </style:style>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2">
      <style:paragraph-properties fo:margin-top="0cm" fo:margin-bottom="0cm"/>
    </style:style>
    <style:style style:name="P38" style:family="paragraph" style:parent-style-name="Text_20_body" style:list-style-name="L3">
      <style:paragraph-properties fo:margin-top="0cm" fo:margin-bottom="0cm"/>
    </style:style>
    <style:style style:name="P39" style:family="paragraph" style:parent-style-name="Text_20_body" style:list-style-name="L4">
      <style:paragraph-properties fo:margin-top="0cm" fo:margin-bottom="0cm"/>
    </style:style>
    <style:style style:name="P40" style:family="paragraph" style:parent-style-name="Text_20_body" style:list-style-name="L5">
      <style:paragraph-properties fo:margin-top="0cm" fo:margin-bottom="0cm"/>
    </style:style>
    <style:style style:name="P41" style:family="paragraph" style:parent-style-name="Text_20_body" style:list-style-name="L6">
      <style:paragraph-properties fo:margin-top="0cm" fo:margin-bottom="0cm"/>
    </style:style>
    <style:style style:name="T1" style:family="text">
      <style:text-properties fo:color="#000000"/>
    </style:style>
    <style:style style:name="T2" style:family="text">
      <style:text-properties fo:color="#000000" fo:background-color="#ffffff"/>
    </style:style>
    <style:style style:name="T3" style:family="text">
      <style:text-properties fo:color="#000000" fo:background-color="#ffffff" style:font-name-complex="Times New Roman"/>
    </style:style>
    <style:style style:name="T4" style:family="text">
      <style:text-properties fo:color="#000000" fo:font-size="9pt" style:font-size-asian="9pt" style:font-size-complex="9pt"/>
    </style:style>
    <style:style style:name="T5" style:family="text">
      <style:text-properties fo:color="#000000" fo:font-size="9pt" fo:font-style="italic" style:font-size-asian="9pt" style:font-style-asian="italic" style:font-size-complex="9pt" style:font-style-complex="italic"/>
    </style:style>
    <style:style style:name="T6" style:family="text">
      <style:text-properties fo:color="#000000" fo:font-size="9pt" fo:background-color="#ffffff" style:font-size-asian="9pt" style:font-size-complex="9pt"/>
    </style:style>
    <style:style style:name="T7" style:family="text">
      <style:text-properties fo:font-size="6pt" style:font-size-asian="6pt" style:font-size-complex="6pt"/>
    </style:style>
    <style:style style:name="T8" style:family="text">
      <style:text-properties style:font-weight-complex="bold"/>
    </style:style>
    <style:style style:name="T9" style:family="text">
      <style:text-properties fo:color="#303030" fo:background-color="#ffffff" style:font-name-complex="Times New Roman"/>
    </style:style>
    <style:style style:name="T10" style:family="text">
      <style:text-properties fo:color="#303030" fo:background-color="#ffffff" style:font-name-complex="Arial"/>
    </style:style>
    <style:style style:name="T11" style:family="text">
      <style:text-properties fo:color="#303030" style:font-name-complex="Arial"/>
    </style:style>
    <style:style style:name="T12" style:family="text">
      <style:text-properties fo:color="#303030" fo:font-size="9pt" fo:background-color="#ffffff" style:font-size-asian="9pt" style:font-name-complex="Times New Roman" style:font-size-complex="9pt"/>
    </style:style>
    <style:style style:name="T13" style:family="text">
      <style:text-properties fo:color="#303030" style:font-name="Arial" fo:font-size="10pt" fo:background-color="#ffffff" style:font-size-asian="10pt" style:font-name-complex="Arial" style:font-size-complex="10pt"/>
    </style:style>
    <style:style style:name="T14" style:family="text">
      <style:text-properties style:font-name-complex="Times New Roman"/>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style:font-style-asian="italic" style:font-style-complex="italic"/>
    </style:style>
    <style:style style:name="T17" style:family="text">
      <style:text-properties fo:font-weight="bold" style:font-weight-asian="bold" style:font-weight-complex="bold"/>
    </style:style>
    <style:style style:name="T18" style:family="text">
      <style:text-properties style:font-size-complex="14pt" style:font-weight-complex="bold"/>
    </style:style>
    <style:style style:name="T19" style:family="text">
      <style:text-properties fo:font-size="20pt" fo:font-weight="bold" style:font-size-asian="20pt" style:font-weight-asian="bold" style:font-size-complex="20pt" style:font-weight-complex="bold"/>
    </style:style>
    <style:style style:name="T20" style:family="text">
      <style:text-properties fo:font-size="9pt" style:font-size-asian="9pt" style:font-size-complex="9pt"/>
    </style:style>
    <style:style style:name="T21" style:family="text">
      <style:text-properties fo:font-size="9pt" style:font-size-asian="9pt" style:font-name-complex="Times New Roman" style:font-size-complex="9pt"/>
    </style:style>
    <style:style style:name="T22" style:family="text">
      <style:text-properties fo:color="#642a8f" fo:font-size="9pt" fo:font-style="italic" fo:background-color="#ffffff" style:font-size-asian="9pt" style:font-style-asian="italic" style:font-name-complex="Times New Roman" style:font-size-complex="9pt" style:font-style-complex="italic"/>
    </style:style>
    <style:style style:name="T23" style:family="text">
      <style:text-properties fo:color="#642a8f" fo:font-size="9pt" fo:background-color="#ffffff" style:font-size-asian="9pt" style:font-name-complex="Times New Roman" style:font-size-complex="9pt"/>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0.654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289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1.92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2.559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194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3.829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4.464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099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5.73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text:p>
      <text:p text:style-name="P1"/>
      <text:p text:style-name="P1"/>
      <text:p text:style-name="P1"/>
      <text:p text:style-name="P1"/>
      <text:p text:style-name="P1"/>
      <text:p text:style-name="P3"/>
      <text:p text:style-name="P3"/>
      <text:p text:style-name="P5">MSc Computing Final Project</text:p>
      <text:p text:style-name="P4"/>
      <text:p text:style-name="P4">Kashif Ahmed</text:p>
      <text:p text:style-name="P4"/>
      <text:p text:style-name="P4">18061036</text:p>
      <text:p text:style-name="P4"/>
      <text:p text:style-name="P4"/>
      <text:p text:style-name="P6"/>
      <text:p text:style-name="P4"/>
      <text:p text:style-name="P4"/>
      <text:p text:style-name="P4"/>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Table of Contents</text:p>
      <text:p text:style-name="P2"/>
      <text:p text:style-name="P2"/>
      <text:p text:style-name="P7"><text:tab/>Introduction ….........................................................................................4</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Introduction</text:p>
      <text:p text:style-name="P9">The UK population is ageing – around 18.2% of the UK population were aged 65 years or over in 2017, compared with 15.9% in 2007; this is projected to grow to 20.7% by 2027 <text:span text:style-name="selectable"><text:span text:style-name="T1">(Office for National Statistics, 2018)</text:span></text:span>.</text:p>
      <text:p text:style-name="P9"/>
      <text:p text:style-name="P18">“As well as growing, the population is also ageing. From looking at past patterns, we project that more than a quarter of UK residents will be aged 65 years or over within the next 50 years.”</text:p>
      <text:p text:style-name="P19">Sarah Coates, Centre for Ageing and Demography, Office for National Statistics</text:p>
      <text:p text:style-name="P9"/>
      <text:p text:style-name="P9">These trends are similar to those seen in other developed nations.</text:p>
      <text:p text:style-name="P9"/>
      <text:p text:style-name="P10">“…every country in the world is experiencing growth in the number and proportion of older persons in their population” - (U.N., 2019).</text:p>
      <text:p text:style-name="P10"/>
      <text:p text:style-name="P9">As the global population ages, and technology becomes increasingly pervasive, there will be increased demand for digital products and services for older adults. Seniors overwhelmingly view technology as a positive force in society, however, a strong majority feel a lack of confidence in their own ability to utilize it effectively (Anderson and Perrin, 2017). Although corporations focus greatly on targeting young children and teenagers, and have refined the art of marketing to these age groups for various reasons, greater understanding is required for the growing demographic of older adults. Older people are wealthier than younger individuals are, and therefore provide great growth potential as a customer base. The Office for National Statistics gathered the following information on wealth by age group in the UK <text:span text:style-name="Default_20_Paragraph_20_Font"><text:span text:style-name="T7">(</text:span></text:span><text:a xlink:type="simple" xlink:href="https://www.ons.gov.uk/peoplepopulationandcommunity/personalandhouseholdfinances/incomeandwealth/adhocs/008149distributionofaggregatehouseholdtotalwealthbyageandwealthcomponentgreatbritainjuly2012tojune2016" office:target-frame-name="_top" xlink:show="replace" text:style-name="Internet_20_link" text:visited-style-name="Visited_20_Internet_20_Link"><text:span text:style-name="Hyperlink"><text:span text:style-name="T7">https://www.ons.gov.uk/peoplepopul</text:span></text:span></text:a><text:a xlink:type="simple" xlink:href="https://www.ons.gov.uk/peoplepopulationandcommunity/personalandhouseholdfinances/incomeandwealth/adhocs/008149distributionofaggregatehouseholdtotalwealthbyageandwealthcomponentgreatbritainjuly2012tojune2016" office:target-frame-name="_top" xlink:show="replace" text:style-name="Internet_20_link" text:visited-style-name="Visited_20_Internet_20_Link"><text:span text:style-name="Hyperlink"><text:span text:style-name="T7">ationandcommunity/personalandhouseholdfinances/incomeandwealth/adhocs/008149distributionofaggregatehouseholdtotalwealthbyageandwealthcomponentg</text:span></text:span></text:a><text:a xlink:type="simple" xlink:href="https://www.ons.gov.uk/peoplepopulationandcommunity/personalandhouseholdfinances/incomeandwealth/adhocs/008149distributionofaggregatehouseholdtotalwealthbyageandwealthcomponentgreatbritainjuly2012tojune2016" office:target-frame-name="_top" xlink:show="replace" text:style-name="Internet_20_link" text:visited-style-name="Visited_20_Internet_20_Link"><text:span text:style-name="Hyperlink"><text:span text:style-name="T7">reatbritainjuly2012tojune2016</text:span></text:span></text:a><text:span text:style-name="Default_20_Paragraph_20_Font"><text:span text:style-name="T7">):-</text:span></text:span></text:p>
      <text:p text:style-name="P11"/>
      <text:p text:style-name="P10">The [RESEARCH AND INSERT DATA IN CUSTOMER BEHAVIOR AND MARKETING STRATEGIES BASED ON AGE].</text:p>
      <text:p text:style-name="P9">For these reasons, this pilot study is being carried out to understand how older adults interact with web services and what motivations/emotional experiences they have when interacting with a website that helps them meet people of the similar demographic.</text:p>
      <text:p text:style-name="P13"/>
      <text:p text:style-name="P8">Internet Use Based On Demographics</text:p>
      <text:p text:style-name="P9"><text:span text:style-name="Default_20_Paragraph_20_Font"><text:span text:style-name="T8">A challenge in answering questions based on seniors versus other demographics is how to determi</text:span></text:span><text:span text:style-name="Default_20_Paragraph_20_Font"><text:span text:style-name="T8">ne who a senior is. Although ageing is a biological phenomenon, the cut-off points at which someone is classed as a senior has no straightforward demarcating feature. Who is and is not a ‘senior’ or </text:span></text:span><text:span text:style-name="Default_20_Paragraph_20_Font"><text:span text:style-name="T8">‘older adult’ is mostly an opinion based on various socie</text:span></text:span><text:span text:style-name="Default_20_Paragraph_20_Font"><text:span text:style-name="T8">tal and cultural factors. The literature is </text:span></text:span><text:soft-page-break/><text:span text:style-name="Default_20_Paragraph_20_Font"><text:span text:style-name="T8">also divided on this subject as well. A senior or older adult can be 45 according to</text:span></text:span> (Czaja et al., 2013), or 60 years of age according to (Lam and Lam, 2009), or 65years (Gell et al., 2015; Friemel, 2016; Quan-Haase et al., 2017). There are plenty of examples of other delineating cut-off points. For this specific study, an older adult or senior will be classed as someone who is over the age of 50 and this is for reasons of practicality. The time constraints and resource availability mean this study cannot exclude too many individuals. This cut-off has also been determined to ensure completion of the study in a timely manner.</text:p>
      <text:p text:style-name="P9">Demographically, it is clear that younger people use digital media and internet-based services more than older people. The Office for National Statistics reported recently that virtually all (99%) of 16 to 34-year olds had recently used the internet, compared to 44% of adults aged over 75. The vast majority of 55-64-year olds had also recently used the internet, as shown by the graph below.</text:p>
      <text:p text:style-name="P13"/>
      <text:p text:style-name="P10"/>
      <text:p text:style-name="P10">Recent internet use has increased among all demographics since 2011</text:p>
      <text:p text:style-name="P14"/>
      <text:p text:style-name="P10"/>
      <text:p text:style-name="P15"/>
      <text:p text:style-name="P10"/>
      <text:p text:style-name="P9"/>
      <text:p text:style-name="P9">These statistics are not surprising because UK is an advanced economy and was among the first in the world to adopt internet use on a large scale. Older women are less likely to use the internet than older men (Age UK, 2016, The Internet and Older People in the UK – Key Statistics July 2016). Similarly, disabled individuals, according to the same report are also less likely to use the internet. Socio-economic conditions also are a factor in internet use. Wealthier individuals are more likely to use the internet relative to less wealthy individuals. A report by the English Longitudinal Survey of Ageing (ELSA), looking at individuals over the age of fifty reported that people in deprived areas used the internet with lower frequency (Matthews and Nazroo, 2015).</text:p>
      <text:p text:style-name="P9">The type of activities carried out is also a factor. The aforementioned reports and surveys unfortunately did not ask important questions that would have given a more thorough understanding of the reasons behind these factors and habits regarding internet use. Important questions such as whether the older individuals would increase their internet use if there were more targeted services available. Whether they felt alienated on the internet and if the websites they regularly use feel like they have been designed without them in mind. Another important question to ask is whether there is a lack of effective and targeted marketing. Perhaps, many older individuals are unaware of services that they might be very interested in but have not been marketed to. Unfortunately, this information for the UK demographic at least is lacking in these important reports from AgeUK and <text:soft-page-break/>Office for National Statistics. Where such information is available, it mentions a lack of interest for the reason for not using the internet use. 61% of non-users over 65 year of age the internet did not interest them (Age UK, 2014 Age UK analysis of ONS Opinions and Lifestyle Survey, Internet Access Module, 2014).</text:p>
      <text:p text:style-name="P9"/>
      <text:p text:style-name="P8">Older Adults And The Challenges They Face When Using Technology</text:p>
      <text:p text:style-name="P9">As people age, they undergo changes that affect their ability to use conventional websites. Therefore, although older adults are free and able to use any website, they are not able to utilize it as effectively as a website that was specifically designed for their needs. Many seniors have physical or cognitive issues affecting their ability to utilize technology. <text:span text:style-name="Default_20_Paragraph_20_Font"><text:span text:style-name="T2">Almost 75 percent of people over 65 have</text:span></text:span><text:span text:style-name="Default_20_Paragraph_20_Font"><text:span text:style-name="T2"> </text:span></text:span><text:span text:style-name="Default_20_Paragraph_20_Font"><text:span text:style-name="T3">multiple chronic conditions as opposed to 4 percent of 20-44 years age group (</text:span></text:span><text:span text:style-name="Default_20_Paragraph_20_Font"><text:span text:style-name="T9">Anderson G, 2009)</text:span></text:span><text:span text:style-name="Default_20_Paragraph_20_Font"><text:span text:style-name="T3">.</text:span></text:span><text:span text:style-name="Default_20_Paragraph_20_Font"><text:span text:style-name="T14"> Chronic conditions such as arthritis and overall reduced mobility means they have difficulty</text:span></text:span> using the mouse and keyboard. This affects how they can interact with a website. If a website requires a lot of clicking, they are likely to have a negative experience and not return to that service.</text:p>
      <text:p text:style-name="P9">Older people also feel more socially isolated relative to younger demographics, exacerbating chronic conditions and resulting in increased mental health issues (<text:span text:style-name="Default_20_Paragraph_20_Font"><text:span text:style-name="T2">Cornwell EY, 2009).</text:span></text:span></text:p>
      <text:p text:style-name="P9">Eyesight also declines with age and so the colours, fonts, placement of items and many other aspects of design need to be considered carefully. Colour perception changes and loss of contrast sensitivity occurs.</text:p>
      <text:p text:style-name="P9">They also have challenges keeping up with technology trends. Seniors are likely to favour a service that is simple, with minimal distractions and with only useful information presented, over a service using the latest website design trends.</text:p>
      <text:p text:style-name="P9">Although hearing declines as well, it is not relevant for this study. If a service was to allow voice communication or multimedia, then decline in hearing must also be considered when designing and implementing web services.</text:p>
      <text:p text:style-name="P9"/>
      <text:p text:style-name="P8">Interviews and Anecdotal Evidence</text:p>
      <text:p text:style-name="P9">As part of this study various people were spoken to either in person or through e-mail/social-media to get some local and immediate views and experiences regarding technology and web services and older adults. Libraries, charities and contacts through friends and family were spoken to and asked about their experiences when using technology and web services in general. Some people reported an increased competence and engagement over the years when compared to their use of internet services ten years ago. This was generally attributed to the increased variety and accessibility of these services relative to ten years ago.</text:p>
      <text:p text:style-name="P9"><text:soft-page-break/>However, there were also sentiments expressed that the pace of change in the language used on the internet and the 'web culture' was very fast paced and more suited for younger individuals who were quicker in getting familiar with these rapid changes. Two people reported not knowing what 'lol' – (equivalent to expressing laughter) - and other commonly used shorthand notations commonly used during internet and social media communication. This made them feel less able to engage with websites comments section for example and dampened their confidence in feeling part of the 'web' community.</text:p>
      <text:p text:style-name="P9">Library services that offer free lessons to individuals in using computers and the internet reported that older individuals often do find it challenging to engage with web services. This is exacerbated if they are not able to use a computer proficiently either. Without the necessary skills to use a computer properly and with confidence, engaging with dynamic web services is going to be extremely challenging. The staff reported that a lot of these users want to be able to use computers for basic services such as checking e-mail, Facebook or use skype in order to stay in contact with friends and family. These are very familiar and pervasive services. The training staff expressed doubt that some of these individuals will be able to learn and use a new unfamiliar web service without actual training on the service. Although, they said that a minority would be able to if enough incentive was there. This is of course anecdotal and an opinion, but these sentiments do highlight challenges that older individuals face with web services. It also means that potentially, if a service was popular and in demand, there will be increased likelihood for adaptation by greater number of seniors.</text:p>
      <text:p text:style-name="P9">An interesting and commonly expressed view was that many older adults use their digital devices to play games as a form of entertainment. Any potential web service based on people meeting up based on familiar interests is likely to have significant competition from games. Further research will need to be done to know exactly why games are much more popular than internet use among at least some portion of the senior population that use digital devices regularly. One potential explanation is that games provide immediate entertainment and pleasure, whereas, searching and trying to engage with people online, waiting for responses and potentially having a negative experience is a relatively less pleasurable experience. Perhaps, older adults who do feel isolated find it easier to 'escape', through these games as they feel there is no alternative or are not aware of how to find engaging alternatives to the games. All of this is of course an opinion and personal interpretation but does highlight interesting venues for further research if more understanding is required.</text:p>
      <text:p text:style-name="P9"/>
      <text:p text:style-name="P8">Potential Benefits of Internet for Older Adults</text:p>
      <text:p text:style-name="P9">Internet use can help alleviate, or at the very least mitigate many of the negative factors that affect <text:soft-page-break/>seniors. The different activities available on the internet can allow them to enrich their daily experience, but it is critical for them to be aware of what is available. Furthermore, they must poses sufficient IT skills to be able to make use of web services. Previous studies have noted many benefits of computer and web use for seniors (<text:span text:style-name="Default_20_Paragraph_20_Font"><text:span text:style-name="T10"> </text:span></text:span><text:span text:style-name="element-citation"><text:span text:style-name="T11">Xie B, 2011). For example, lack of mobility is no longer a barrier because </text:span></text:span><text:span text:style-name="element-citation"><text:span text:style-name="T11">the person suffering from such circumstances can communicate with others from the comfort of their home. Online shopping, events booking, health information and banking are some of the tasks that can be achieved through web services, thus reducing the stre</text:span></text:span><text:span text:style-name="element-citation"><text:span text:style-name="T11">ss of commuting and mobility challenges and bringing convenience (</text:span></text:span><text:span text:style-name="Default_20_Paragraph_20_Font"><text:span text:style-name="T2">Gatto SL et al, 2008). Of course, it will take time for seniors to fully realize the benefits of online services due to the reduced use and skill gap. But, over-time, this is likely to impro</text:span></text:span><text:span text:style-name="Default_20_Paragraph_20_Font"><text:span text:style-name="T2">ve as digital devices penetrate deeper into everyday use and due to increased awareness.</text:span></text:span></text:p>
      <text:p text:style-name="P8"/>
      <text:p text:style-name="P8">Recommended Design Choices For Seniors</text:p>
      <text:p text:style-name="P9">The World Wide Web Consortium (W3C) is the main international standards organization for the world wide web. They have recommendations for web development targeting seniors that are detailed in the 'Web Content Accessibility Guidelines' (WCAG 2.0). Following are the most important recommendations, which will be used when designing the website for this project. This list is by no means exhaustive: -</text:p>
      <text:p text:style-name="P9"/>
      <text:list xml:id="list4795938435349917588" text:style-name="L1">
        <text:list-item>
          <text:p text:style-name="P22"><text:span text:style-name="Default_20_Paragraph_20_Font"><text:span text:style-name="T15">Text</text:span></text:span><text:span text:style-name="Default_20_Paragraph_20_Font"><text:span text:style-name="T17"> </text:span></text:span>- “text can be resized without assistive technology up to 200 percent without loss of content or functionality”.</text:p>
          <text:list>
            <text:list-item>
              <text:list>
                <text:list-item>
                  <text:p text:style-name="P22">Providing large fonts by default.</text:p>
                </text:list-item>
                <text:list-item>
                  <text:p text:style-name="P22">Providing controls that allow users to change the size of all text up to 200%.</text:p>
                </text:list-item>
                <text:list-item>
                  <text:p text:style-name="P22">Readable fonts.</text:p>
                </text:list-item>
                <text:list-item>
                  <text:p text:style-name="P22">Avoiding italics text.</text:p>
                </text:list-item>
                <text:list-item>
                  <text:p text:style-name="P22">Sufficient spacing.</text:p>
                </text:list-item>
                <text:list-item>
                  <text:p text:style-name="P22">Avoid overusing different styles on individual pages.</text:p>
                </text:list-item>
              </text:list>
            </text:list-item>
          </text:list>
        </text:list-item>
      </text:list>
      <text:p text:style-name="P9"/>
      <text:list xml:id="list40206199" text:continue-numbering="true" text:style-name="L1">
        <text:list-item>
          <text:p text:style-name="P22"><text:span text:style-name="Default_20_Paragraph_20_Font"><text:span text:style-name="T15">Colour &amp; Contrast </text:span></text:span>- “requires a higher contrast ratio of at least 7:1 for the visual presentation of text and images”.</text:p>
          <text:list>
            <text:list-item>
              <text:list>
                <text:list-item>
                  <text:p text:style-name="P22">High contrast is required to make it easier to decipher difference between text and background.</text:p>
                </text:list-item>
              </text:list>
            </text:list-item>
          </text:list>
        </text:list-item>
      </text:list>
      <text:p text:style-name="P9"/>
      <text:list xml:id="list40219185" text:continue-numbering="true" text:style-name="L1">
        <text:list-item>
          <text:p text:style-name="P22"><text:span text:style-name="Default_20_Paragraph_20_Font"><text:span text:style-name="T15">CAPTCHA</text:span></text:span> – 'Completely Automated Public Turing tests to tell Computers and Humans <text:soft-page-break/>Apart' are security checks to limit computer bots misusing websites. These are particularly challenging for seniors due to their nature. The text is not clear and it is not a user friendly experience. An example of a CAPTCHA:</text:p>
          <text:list>
            <text:list-item>
              <text:list>
                <text:list-item>
                  <text:p text:style-name="P22">Alternative CAPTCHAs must be used.</text:p>
                </text:list-item>
              </text:list>
            </text:list-item>
          </text:list>
        </text:list-item>
      </text:list>
      <text:p text:style-name="P9"/>
      <text:list xml:id="list4780944318380966090" text:style-name="L2">
        <text:list-item>
          <text:p text:style-name="P23"><text:span text:style-name="Default_20_Paragraph_20_Font"><text:span text:style-name="T15">Hyperlinks</text:span></text:span> - “Many older people need links to be particularly clear and identifiable due to declining vision and cognition.”</text:p>
          <text:list>
            <text:list-item>
              <text:list>
                <text:list-item>
                  <text:p text:style-name="P23">Explanatory text with the link that describes what and where the link navigates to.</text:p>
                </text:list-item>
                <text:list-item>
                  <text:p text:style-name="P23">Making links visually distinct from common text.</text:p>
                </text:list-item>
                <text:list-item>
                  <text:p text:style-name="P23">Consistency with links to make it easier to learn the website's landscape.</text:p>
                </text:list-item>
              </text:list>
            </text:list-item>
          </text:list>
        </text:list-item>
      </text:list>
      <text:p text:style-name="P9"/>
      <text:list xml:id="list40211226" text:continue-numbering="true" text:style-name="L2">
        <text:list-item>
          <text:p text:style-name="P23"><text:span text:style-name="Default_20_Paragraph_20_Font"><text:span text:style-name="T15">Navigation and</text:span></text:span><text:span text:style-name="Default_20_Paragraph_20_Font"><text:span text:style-name="T15"> Location</text:span></text:span> - “Many older people need navigation to be particularly clear due to declining cognitive abilities.”</text:p>
          <text:list>
            <text:list-item>
              <text:list>
                <text:list-item>
                  <text:p text:style-name="P23">Multiple ways to get to same location so the user does not struggle finding the one single way. If one way is confusing for them, they have other options available.</text:p>
                </text:list-item>
                <text:list-item>
                  <text:p text:style-name="P23">Make it easy for user to identify which page they are on and what its purpose is.</text:p>
                </text:list-item>
              </text:list>
            </text:list-item>
          </text:list>
        </text:list-item>
      </text:list>
      <text:p text:style-name="P9"/>
      <text:list xml:id="list40214744" text:continue-numbering="true" text:style-name="L2">
        <text:list-item>
          <text:p text:style-name="P23"><text:span text:style-name="Default_20_Paragraph_20_Font"><text:span text:style-name="T15">Mouse and Keyboard Use </text:span></text:span>- “It is difficult for some older people to use a mouse due to declining vision or dexterity. Some older people cannot use a mouse well or at all and instead use a keyboard.”</text:p>
          <text:list>
            <text:list-item>
              <text:list>
                <text:list-item>
                  <text:p text:style-name="P23">Input fields should have a way to clarify that they are expecting user input.</text:p>
                </text:list-item>
                <text:list-item>
                  <text:p text:style-name="P23">Recommendation is to have the website be able to be used independent of the mouse.</text:p>
                </text:list-item>
              </text:list>
            </text:list-item>
          </text:list>
        </text:list-item>
      </text:list>
      <text:p text:style-name="P9"/>
      <text:list xml:id="list40194860" text:continue-numbering="true" text:style-name="L2">
        <text:list-item>
          <text:p text:style-name="P23"><text:span text:style-name="Default_20_Paragraph_20_Font"><text:span text:style-name="T15">Distractions</text:span></text:span> - “Some older people are particularly distracted by any movement and sound on web pages”</text:p>
          <text:list>
            <text:list-item>
              <text:list>
                <text:list-item>
                  <text:p text:style-name="P23">One recommendation regarding this says “interruptions can be postponed or suppressed”</text:p>
                </text:list-item>
                <text:list-item>
                  <text:p text:style-name="P23">Avoiding pop ups.</text:p>
                </text:list-item>
              </text:list>
            </text:list-item>
          </text:list>
        </text:list-item>
      </text:list>
      <text:p text:style-name="P9"/>
      <text:p text:style-name="P9">This is a particularly good example of websites and web development being geared towards a younger demographic. Animations and elaborate CSS stylesheets with many moving parts are used extensively in web development. As our service is only for older adults, we will not have any distracting content to adhere to the minimization of distractions. Only static content will be used. This is also likely to result in performance benefits.</text:p>
      <text:p text:style-name="P9"/>
      <text:list xml:id="list40215227" text:continue-numbering="true" text:style-name="L2">
        <text:list-item>
          <text:p text:style-name="P23"><text:soft-page-break/><text:span text:style-name="Default_20_Paragraph_20_Font"><text:span text:style-name="T15">Page Organization </text:span></text:span>- “Many older people are inexperienced web users without advanced browsing habits and therefore read the whole page, so good page organization is important.”</text:p>
          <text:list>
            <text:list-item>
              <text:list>
                <text:list-item>
                  <text:p text:style-name="P23"><text:a xlink:type="simple" xlink:href="http://www.w3.org/WAI/WCAG20/quickref/#navigation-mechanisms-headings" office:target-frame-name="_top" xlink:show="replace" text:style-name="Internet_20_link" text:visited-style-name="Visited_20_Internet_20_Link">2.4.10 - Section Headings</text:a> (AAA) says “section headings are used to organize the content”</text:p>
                </text:list-item>
                <text:list-item>
                  <text:p text:style-name="P31"><text:span text:style-name="Strong_20_Emphasis">Example techniques to consider:</text:span></text:p>
                  <text:list>
                    <text:list-item>
                      <text:p text:style-name="P37"><text:a xlink:type="simple" xlink:href="http://www.w3.org/TR/WCAG20-TECHS/G130" office:target-frame-name="_top" xlink:show="replace" text:style-name="Internet_20_link" text:visited-style-name="Visited_20_Internet_20_Link">G130: Providing descriptive headings</text:a></text:p>
                    </text:list-item>
                    <text:list-item>
                      <text:p text:style-name="P37"><text:a xlink:type="simple" xlink:href="http://www.w3.org/TR/WCAG20-TECHS/G131" office:target-frame-name="_top" xlink:show="replace" text:style-name="Internet_20_link" text:visited-style-name="Visited_20_Internet_20_Link">G131: Providing descriptive labels</text:a></text:p>
                    </text:list-item>
                    <text:list-item>
                      <text:p text:style-name="P30"><text:a xlink:type="simple" xlink:href="http://www.w3.org/TR/WCAG20-TECHS/G141" office:target-frame-name="_top" xlink:show="replace" text:style-name="Internet_20_link" text:visited-style-name="Visited_20_Internet_20_Link">G141: Organizing a page using headings</text:a></text:p>
                    </text:list-item>
                  </text:list>
                </text:list-item>
              </text:list>
            </text:list-item>
          </text:list>
        </text:list-item>
      </text:list>
      <text:p text:style-name="Text_20_body"/>
      <text:list xml:id="list40195300" text:continue-numbering="true" text:style-name="L2">
        <text:list-item>
          <text:p text:style-name="P23"><text:span text:style-name="Default_20_Paragraph_20_Font"><text:span text:style-name="T15">Page </text:span></text:span><text:span text:style-name="Default_20_Paragraph_20_Font"><text:span text:style-name="T15">Refresh and Updates </text:span></text:span>- “Some older people with declining vision or cognition can miss content that automatically updates or refreshes in a page.”</text:p>
          <text:list>
            <text:list-item>
              <text:list>
                <text:list-item>
                  <text:p text:style-name="P23"><text:a xlink:type="simple" xlink:href="http://www.w3.org/WAI/WCAG20/quickref/#consistent-behavior-no-extreme-changes-context" office:target-frame-name="_top" xlink:show="replace" text:style-name="Internet_20_link" text:visited-style-name="Visited_20_Internet_20_Link">3.2.5 - Change on Request</text:a> (AAA) says “changes of context are initiated only by user request or a mechanism is available to turn off such changes”</text:p>
                </text:list-item>
                <text:list-item>
                  <text:p text:style-name="P31"><text:span text:style-name="Strong_20_Emphasis">Example techniques to consider:</text:span></text:p>
                  <text:list>
                    <text:list-item>
                      <text:p text:style-name="P37"><text:a xlink:type="simple" xlink:href="http://www.w3.org/TR/WCAG20-TECHS/G80" office:target-frame-name="_top" xlink:show="replace" text:style-name="Internet_20_link" text:visited-style-name="Visited_20_Internet_20_Link">G80: Providing a submit button to initiate a change of context</text:a></text:p>
                    </text:list-item>
                    <text:list-item>
                      <text:p text:style-name="P37"><text:a xlink:type="simple" xlink:href="http://www.w3.org/TR/WCAG20-TECHS/G13" office:target-frame-name="_top" xlink:show="replace" text:style-name="Internet_20_link" text:visited-style-name="Visited_20_Internet_20_Link">G13: Describing what will happen before a change to a form control that causes a change of context to occur is made</text:a></text:p>
                    </text:list-item>
                    <text:list-item>
                      <text:p text:style-name="P30"><text:a xlink:type="simple" xlink:href="http://www.w3.org/TR/WCAG20-TECHS/G107" office:target-frame-name="_top" xlink:show="replace" text:style-name="Internet_20_link" text:visited-style-name="Visited_20_Internet_20_Link">G107: Using “activate” rather than “focus” as a trigger for changes of context</text:a></text:p>
                    </text:list-item>
                  </text:list>
                </text:list-item>
              </text:list>
            </text:list-item>
          </text:list>
        </text:list-item>
      </text:list>
      <text:p text:style-name="Text_20_body"/>
      <text:p text:style-name="Text_20_body"><text:span text:style-name="Default_20_Paragraph_20_Font"><text:span text:style-name="T15">Instructions and input assistance</text:span></text:span> - It is difficult for some older people to understand the requirements of forms and transactions.</text:p>
      <text:p text:style-name="Text_20_body"><text:span text:style-name="Strong_20_Emphasis">WCAG 2.0 success criteria:</text:span></text:p>
      <text:list xml:id="list4150599084054206268" text:style-name="L3">
        <text:list-item>
          <text:p text:style-name="P38"><text:a xlink:type="simple" xlink:href="http://www.w3.org/WAI/WCAG20/quickref/#minimize-error-identified" office:target-frame-name="_top" xlink:show="replace" text:style-name="Internet_20_link" text:visited-style-name="Visited_20_Internet_20_Link">3.3.2 - Labels or Instructions</text:a> (A) says “labels or instructions are provided when content requires user input”</text:p>
        </text:list-item>
        <text:list-item>
          <text:p text:style-name="P38"><text:a xlink:type="simple" xlink:href="http://www.w3.org/WAI/WCAG20/quickref/#minimize-error-context-help" office:target-frame-name="_top" xlink:show="replace" text:style-name="Internet_20_link" text:visited-style-name="Visited_20_Internet_20_Link">3.3.5 - Help</text:a> (AAA) says “context-sensitive help is available”</text:p>
        </text:list-item>
        <text:list-item>
          <text:p text:style-name="P32"><text:a xlink:type="simple" xlink:href="http://www.w3.org/WAI/WCAG20/quickref/#consistent-behavior-consistent-functionality" office:target-frame-name="_top" xlink:show="replace" text:style-name="Internet_20_link" text:visited-style-name="Visited_20_Internet_20_Link">3.2.4 - Consistent Identification</text:a> (AA) says “components that have the same functionality within a set of Web pages are identified consistently”</text:p>
        </text:list-item>
      </text:list>
      <text:p text:style-name="Text_20_body"><text:span text:style-name="Strong_20_Emphasis">Example techniques to consider:</text:span></text:p>
      <text:list xml:id="list8703901696249201648" text:style-name="L4">
        <text:list-item>
          <text:p text:style-name="P39"><text:a xlink:type="simple" xlink:href="http://www.w3.org/TR/WCAG20-TECHS/G184" office:target-frame-name="_top" xlink:show="replace" text:style-name="Internet_20_link" text:visited-style-name="Visited_20_Internet_20_Link">G184: Providing text instructions at the beginning of a form or set of fields that describes the necessary input</text:a></text:p>
        </text:list-item>
        <text:list-item>
          <text:p text:style-name="P39">Providing linear form design and grouping similar items (future link)</text:p>
        </text:list-item>
        <text:list-item>
          <text:p text:style-name="P39"><text:a xlink:type="simple" xlink:href="http://www.w3.org/TR/WCAG20-TECHS/G194" office:target-frame-name="_top" xlink:show="replace" text:style-name="Internet_20_link" text:visited-style-name="Visited_20_Internet_20_Link">G194: Providing spell checking and suggestions for text input</text:a></text:p>
        </text:list-item>
        <text:list-item>
          <text:p text:style-name="P39"><text:a xlink:type="simple" xlink:href="http://www.w3.org/TR/WCAG20-TECHS/G89" office:target-frame-name="_top" xlink:show="replace" text:style-name="Internet_20_link" text:visited-style-name="Visited_20_Internet_20_Link">G89: Providing expected data format and example</text:a></text:p>
        </text:list-item>
        <text:list-item>
          <text:p text:style-name="P33"><text:a xlink:type="simple" xlink:href="http://www.w3.org/TR/WCAG20-TECHS/G197" office:target-frame-name="_top" xlink:show="replace" text:style-name="Internet_20_link" text:visited-style-name="Visited_20_Internet_20_Link">G197: Using labels, names, and text alternatives consistently for content that has the same functionality</text:a></text:p>
        </text:list-item>
      </text:list>
      <text:p text:style-name="Text_20_body"/>
      <text:p text:style-name="Text_20_body"><text:span text:style-name="Strong_20_Emphasis">Literature review reference:</text:span> <text:a xlink:type="simple" xlink:href="http://www.w3.org/TR/wai-age-literature/#designforms" office:target-frame-name="_top" xlink:show="replace" text:style-name="Internet_20_link" text:visited-style-name="Visited_20_Internet_20_Link">Aspects of Web Design affecting the elderly - Forms</text:a>.</text:p>
      <text:h text:style-name="Heading_20_4" text:outline-level="4"><text:bookmark text:name="errors"/>Error prevention and recovery for forms</text:h>
      <text:p text:style-name="Text_20_body">It is difficult for some older people to use forms and complete transactions due to declining <text:soft-page-break/>cognitive abilities.</text:p>
      <text:p text:style-name="Text_20_body"><text:span text:style-name="Strong_20_Emphasis">WCAG 2.0 success criteria:</text:span></text:p>
      <text:list xml:id="list8349112042899133444" text:style-name="L5">
        <text:list-item>
          <text:p text:style-name="P40"><text:a xlink:type="simple" xlink:href="http://www.w3.org/WAI/WCAG20/quickref/#minimize-error-reversible" office:target-frame-name="_top" xlink:show="replace" text:style-name="Internet_20_link" text:visited-style-name="Visited_20_Internet_20_Link">3.3.4 - Error Prevention (Legal, Financial, Data)</text:a> (AA) says that pages with legal commitments or financial transactions have reversible submissions and can be checked and corrected</text:p>
        </text:list-item>
        <text:list-item>
          <text:p text:style-name="P40"><text:a xlink:type="simple" xlink:href="http://www.w3.org/WAI/WCAG20/quickref/#minimize-error-context-help" office:target-frame-name="_top" xlink:show="replace" text:style-name="Internet_20_link" text:visited-style-name="Visited_20_Internet_20_Link">3.3.6 - Error Prevention (All)</text:a> (AAA) says that users can check and correct any information they submit</text:p>
        </text:list-item>
        <text:list-item>
          <text:p text:style-name="P40"><text:a xlink:type="simple" xlink:href="http://www.w3.org/WAI/WCAG20/quickref/#minimize-error-identified" office:target-frame-name="_top" xlink:show="replace" text:style-name="Internet_20_link" text:visited-style-name="Visited_20_Internet_20_Link">3.3.1 - Error Identification</text:a> (A) says “if an input error is automatically detected, the item that is in error is identified and the error is described to the user”</text:p>
        </text:list-item>
        <text:list-item>
          <text:p text:style-name="P34"><text:a xlink:type="simple" xlink:href="http://www.w3.org/WAI/WCAG20/quickref/#minimize-error-suggestions" office:target-frame-name="_top" xlink:show="replace" text:style-name="Internet_20_link" text:visited-style-name="Visited_20_Internet_20_Link">3.3.3 - Error Suggestion</text:a> (AA) says “if an input error is automatically detected and suggestions for correction are known, then the suggestions are provided to the user”</text:p>
        </text:list-item>
      </text:list>
      <text:p text:style-name="Text_20_body"><text:span text:style-name="Strong_20_Emphasis">Example techniques to consid</text:span><text:span text:style-name="Strong_20_Emphasis">er:</text:span></text:p>
      <text:list xml:id="list518681149412198589" text:style-name="L6">
        <text:list-item>
          <text:p text:style-name="P41"><text:a xlink:type="simple" xlink:href="http://www.w3.org/TR/WCAG20-TECHS/G98" office:target-frame-name="_top" xlink:show="replace" text:style-name="Internet_20_link" text:visited-style-name="Visited_20_Internet_20_Link">G98: Providing the ability for the user to review and correct answers before submitting</text:a></text:p>
        </text:list-item>
        <text:list-item>
          <text:p text:style-name="P41">Accepting input data in a variety of formats (future link)</text:p>
        </text:list-item>
        <text:list-item>
          <text:p text:style-name="P41">Informing the user what irreversible action is about to happen (future link)</text:p>
        </text:list-item>
        <text:list-item>
          <text:p text:style-name="P41">Making error messages easy to understand and distinguishable from other text in the Web page (future link)</text:p>
        </text:list-item>
        <text:list-item>
          <text:p text:style-name="P41"><text:a xlink:type="simple" xlink:href="http://www.w3.org/TR/WCAG20-TECHS/G83" office:target-frame-name="_top" xlink:show="replace" text:style-name="Internet_20_link" text:visited-style-name="Visited_20_Internet_20_Link">G83: Providing text descriptions to identify required fields that were not completed</text:a></text:p>
        </text:list-item>
        <text:list-item>
          <text:p text:style-name="P41"><text:a xlink:type="simple" xlink:href="http://www.w3.org/TR/WCAG20-TECHS/G85" office:target-frame-name="_top" xlink:show="replace" text:style-name="Internet_20_link" text:visited-style-name="Visited_20_Internet_20_Link">G85: Providing a text description when user input falls outside the required format or values</text:a></text:p>
        </text:list-item>
        <text:list-item>
          <text:p text:style-name="P41"><text:a xlink:type="simple" xlink:href="http://www.w3.org/TR/WCAG20-TECHS/G139" office:target-frame-name="_top" xlink:show="replace" text:style-name="Internet_20_link" text:visited-style-name="Visited_20_Internet_20_Link">G139: Creating a mechanism that allows users to jump to errors</text:a></text:p>
        </text:list-item>
        <text:list-item>
          <text:p text:style-name="P41">Re-displaying a form with a summary of errors (future link)</text:p>
        </text:list-item>
        <text:list-item>
          <text:p text:style-name="P41"><text:a xlink:type="simple" xlink:href="http://www.w3.org/TR/WCAG20-TECHS/G177" office:target-frame-name="_top" xlink:show="replace" text:style-name="Internet_20_link" text:visited-style-name="Visited_20_Internet_20_Link">G177: Providing suggested correction text</text:a></text:p>
        </text:list-item>
        <text:list-item>
          <text:p text:style-name="P35">Providing a text description that contains information about the number of input errors, suggestions for corrections to each item, and instructions on how to proceed (future link)</text:p>
        </text:list-item>
      </text:list>
      <text:p text:style-name="Text_20_body">More techniques are listed under the success criteria for [Guideline 3.3</text:p>
      <text:list xml:id="list7287463089840343764" text:style-name="L7">
        <text:list-item>
          <text:p text:style-name="P36">Input Assistance (http://www.w3.org/WAI/WCAG20/quickref/#minimize-error-reversible) in “How to Meet WCAG 2.0”.</text:p>
        </text:list-item>
      </text:list>
      <text:p text:style-name="Text_20_body"><text:span text:style-name="Strong_20_Emphasis">Literature review reference:</text:span> <text:a xlink:type="simple" xlink:href="http://www.w3.org/TR/wai-age-literature/#designforms" office:target-frame-name="_top" xlink:show="replace" text:style-name="Internet_20_link" text:visited-style-name="Visited_20_Internet_20_Link">Aspects of Web Design affecting the elderly - Forms</text:a>.</text:p>
      <text:p text:style-name="P9"/>
      <text:p text:style-name="P8">Economic Reasons for Services Targeting Seniors</text:p>
      <text:p text:style-name="P20">As individuals get older, on average, they accumulate more wealth (<text:a xlink:type="simple" xlink:href="https://www.gov.uk/government/statistics/distribution-of-median-and-mean-income-and-tax-by-age-range-and-gender-2010-to-2011" office:target-frame-name="_top" xlink:show="replace" text:style-name="Internet_20_link" text:visited-style-name="Visited_20_Internet_20_Link"><text:span text:style-name="Hyperlink">https://www.gov.uk/government/statistics/distribut</text:span></text:a><text:a xlink:type="simple" xlink:href="https://www.gov.uk/government/statistics/distribution-of-median-and-mean-income-and-tax-by-age-range-and-gender-2010-to-2011" office:target-frame-name="_top" xlink:show="replace" text:style-name="Internet_20_link" text:visited-style-name="Visited_20_Internet_20_Link"><text:span text:style-name="Hyperlink">ion-of-median-and-mean-income-and-tax-by-age-range-and-gender-2010-to-2011</text:span></text:a>). Many factors contribute to this, for example as works gain experience, they command great salaries. Inheritance, equity release, compound interest and shares are all accumulated through a person’s lifetime. This means that there is profit potential for web services targeting seniors. Additionally, as individuals retire, they are going to have much more time available to spend on such services. The profit potential is likely to increase because over time, more individuals are getting exposed to technology and gaining necessary skills required to navigate the web effectively. This is likely to result in increasingly tech savvy seniors going forward. </text:p>
      <text:p text:style-name="P20"/>
      <text:p text:style-name="P20">Once web services are established, they can grow and increase engagement by innovating age-appropriate design methodologies. Just as websites have transformed in the past decade based on research on how users interact with web services, greater understanding of age-appropriate design can produce similar results for websites designed for seniors. With greater understanding, better designed websites can be produced with increased engagement potential. </text:p>
      <text:p text:style-name="P8"><text:soft-page-break/></text:p>
      <text:p text:style-name="P8">Social and Cultural Reasons For Services Targeting Seniors</text:p>
      <text:p text:style-name="P9">From a humanitarian perspective, society should be inclusive and work for all its citizens. Of course, it is impossible to have a perfect society, but it is a good ideal to strive towards in order for progress to occur. By increasing targeted services for seniors, there is likely to be a long-term increase in inclusion for this age group. This will mean increased quality of life and happiness for seniors and society as a whole.</text:p>
      <text:p text:style-name="P9">Charities that aim to help elderly people could utilize web services to increase their portfolio of charity activities. For example, a charity dealing with elderly citizens facing loneliness could use a web service to advertise activities or post other content that will help their clients engage more and help them get more involved. If there is a regular meet up or activity, a person with reduced mobility can engage with the event through the website. Or, if an older person is feeling isolated and has developed social anxiety because of prolonged reduced human contact, they might find it easier to engage with others online before becoming more comfortable with face-to-face interactions.</text:p>
      <text:p text:style-name="P9">Many unique opportunities are possible, but they all require a greater understanding of how to develop a web service that older people truly find engaging and easy to use. Without engagement, any such endeavour is likely to have minimal impact.</text:p>
      <text:p text:style-name="P8"/>
      <text:p text:style-name="P8">Safety Issues And GDPR</text:p>
      <text:p text:style-name="P9">There are unique challenges that emerge when dealing with seniors using websites that will hold personal, identifiable data, such as names, date of births and e-mail addresses. Although the risk of frauds online is present for all demographics, the elderly are uniquely susceptible to these. Because seniors spend less time using the internet and are less experienced with technologies, they are in some cases less likely to identify a website or e-mail that looks legitimate for all intents and purposes except for very subtle clues that are hard to find. This factor coupled with reduced cognition gives rise to unique vulnerabilities. An older person is also likely to be more negatively affected by such an experience, especially if they are pensioners or not working as they are likely aware of the increased difficulty in regaining the lost monies. For this reason, any web service targeting seniors must not be negligent with security and implement very strong encryption to secure their customers.</text:p>
      <text:p text:style-name="P9">GDPR compliance will also be achieved more easily with strong security. A secure web service is likely to attract loyalty from, customers and will be more profitable.</text:p>
      <text:p text:style-name="P9"/>
      <text:p text:style-name="P8"><text:soft-page-break/>Design Review</text:p>
      <text:p text:style-name="P16">For the pilot study, there were three pages constructed for the evaluation. A fully functioning website will have more pages and greater content then the one used for the evaluation, so it is important to recognize that this prototype is not a complete product. It is sufficient only for a pilot study. </text:p>
      <text:p text:style-name="P16">All pages share the same font [INSERT FONT DETAILS AND JUSTIFICATIONS BASED ON W3C RECOMMENDATIONS] and consistent font sizes for specific sections to aid clarity and usability. Each page has a clear navigation bar at the top of the page with easy to identify links and a place on the far left to add identifying logo/name of the service. Navigation bar was placed on the top of the page because this is one of the most commonly used places to place navigation related content. The other most commonly used alternative is to have a navigation bar on the left. A web service aiming to increase accessibility and ease of use should provide the ability to change the position of the navigation bar. This is not exceptionally complicated from a coding perspective and would allow a user to modify the look and feel of the web service to their own needs. It would also increase accessibility for those who find it more comfortable to have navigation on the left side of the page. </text:p>
      <text:p text:style-name="P16">One W3C recommendation that was not adopted for this prototype is to have more than one way to navigate the website. A possible implementation could be a small navigation helper tab at the bottom left or right with contrasting colours and descriptive label clarifying it as a navigation tab. This is to provide multiple ways to access resources, so the user is more likely to find the page they are looking for in case they are not competent web users. Although this would be useful in a larger project with many more navigation pathways and pages, for this simple prototype it would have added unnecessary confusion and clutter. This is especially true since the prototype website will be used for a short period of time and the user will not have as much time to get used to the web service relative to them using it in their personal time and at their own leisure. The prototype is also not complex enough to warrant multiple navigation regions.</text:p>
      <text:p text:style-name="P16"/>
      <text:p text:style-name="P16">It is important to realize that the extent to which a web service adopts the various accessibility and ease of use recommendations depends on various factors. A major factor will depend on the goals of the service and the target demographic. The older the target audience, the greater the accessibility will need to be. Another important consideration is the profit motive. If a charity is producing a web service, then they only need to cater to their specific audience. If, however the web service needs to be profitable, then some compromises will need to be made to increase potential audiences that can use the web service. Greater accessibility results in an easier to use website, but the overall look and feel suffer. Therefore, users not requiring extremely high accessibility are likely to seek out <text:soft-page-break/>alternative websites that are more appealing. </text:p>
      <text:p text:style-name="P16"><text:s/></text:p>
      <text:p text:style-name="P17">Login page:</text:p>
      <text:p text:style-name="P16">The login page comprises a simple HTML form that requires a username and password. There are clarifying labels to let the user know that it is a login form and there are two input fields requiring username and password. The input fields themselves have placeholders identifying them as input fields for username and password. To submit the form, there is a large button with the text ‘Submit Button’ written inside. A regular service would require a registration capability as well. All of the communication between client and server need to be secured through HTTPS secured socket communication to ensure personal information is encrypted over the internet.</text:p>
      <text:p text:style-name="P16"/>
      <text:p text:style-name="P28">Profiles/Search page:</text:p>
      <text:p text:style-name="P29">A page like this will be the first page the user sees. It will have a search capability under the navigation bar, where the user can search for other users based on location or hobby interests. Other people's profiles will appear under the search bar with their profile picture and information about themselves. Information such as age, name and hobbies will be displayed under the picture. This will help the user find critical information quickly so they can find people they want to contact. By being able to search, they will find people nearby and interested in similar hobbies, which will provide good user experience as the user is not going to experience frustration or other negative experiences, because the search feature allows</text:p>
      <text:p text:style-name="P29">In a real-world scenario, the user will provide information on which city or town they live in. Therefore, </text:p>
      <text:p text:style-name="P16"/>
      <text:p text:style-name="P8">Evaluation</text:p>
      <text:p text:style-name="P16">Section to talk about the evaluation phase and how well it went.</text:p>
      <text:p text:style-name="P16"/>
      <text:p text:style-name="P8">Results</text:p>
      <text:p text:style-name="P9"><text:span text:style-name="Default_20_Paragraph_20_Font"><text:span text:style-name="T18">Section to talk about results of evaluation.</text:span></text:span></text:p>
      <text:p text:style-name="P8"/>
      <text:p text:style-name="P8">Review Other Sites Designed For Older Users</text:p>
      <text:p text:style-name="P9">This section could be extremely expansive. However, for the interest of time and brevity, it will be limited in scope. It will look at design choices made by other websites that are aimed at seniors and determine whether they comply with W3C accessibility criteria. A common theme with many websites was the balance required between looking visually appealing, and completely complying <text:soft-page-break/>with the W3C recommendations. This is expected and understandable. A service that complies fully with the W3C recommendations would be extremely easy and straightforward to use but will not look very aesthetically appealing. However, an extremely aesthetically appealing website will not be usable for seniors. A good implementation that strikes this balance rather well is <text:a xlink:type="simple" xlink:href="http://www.seniormatch.com/" office:target-frame-name="_top" xlink:show="replace" text:style-name="Internet_20_link" text:visited-style-name="Visited_20_Internet_20_Link"><text:span text:style-name="Default_20_Paragraph_20_Font"><text:span text:style-name="T15">ww</text:span></text:span></text:a><text:a xlink:type="simple" xlink:href="http://www.seniormatch.com/" office:target-frame-name="_top" xlink:show="replace" text:style-name="Internet_20_link" text:visited-style-name="Visited_20_Internet_20_Link"><text:span text:style-name="Default_20_Paragraph_20_Font"><text:span text:style-name="T15">w.seniormatch.com</text:span></text:span></text:a></text:p>
      <text:p text:style-name="P9">After showing this to a few seniors, some of them commented positively about that image of the couple. It made them feel ‘<text:span text:style-name="Default_20_Paragraph_20_Font"><text:span text:style-name="T16">welcomed</text:span></text:span>’ and made them feel that ‘<text:span text:style-name="Default_20_Paragraph_20_Font"><text:span text:style-name="T16">the website was designed with them </text:span></text:span><text:span text:style-name="Default_20_Paragraph_20_Font"><text:span text:style-name="T16">in mind</text:span></text:span>’. A few also positively commented on the use of an image pertaining to walking on the beach because they too shared the desire to have a similar experience. Although, one person negatively commented on the use of the tagline: ‘You don't have to be alone’ above the search form because it seemed to imply that the default state of an older person is to be alone and that they need this site's help to ‘<text:span text:style-name="Default_20_Paragraph_20_Font"><text:span text:style-name="T16">alleviate some condition</text:span></text:span>’.</text:p>
      <text:p text:style-name="P9">In terms of accessibility, this site does get many things right. There is no clutter or distracting animations. Everything is laid out neatly. The text is rather small, but that is the balanced approach where some accessibility is sacrificed for aesthetic improvement. A big improvement to accessibility could be a capability to increase font size from easy to use controls. Perhaps buttons like the following: -</text:p>
      <text:p text:style-name="P9"><text:span text:style-name="Default_20_Paragraph_20_Font"><text:span text:style-name="T19">(BUTTON IMAGE HERE!)</text:span></text:span></text:p>
      <text:p text:style-name="P9">The default font could be slightly larger without significantly affecting aesthetics. An example of good and clutter free layout used in this website is as follows: -</text:p>
      <text:p text:style-name="P9">The navigation bar sticks to the top, always providing guidance and navigation to user. To increase accessibility, there could be another navigation area to ensure multiple routes to the same resource. The italics font used in Fig. X is also</text:p>
      <text:p text:style-name="P8"/>
      <text:p text:style-name="P8">Critical Analysis and Future Steps</text:p>
      <text:p text:style-name="P9">Although this study attempts to increase understanding of web design and development for older citizens, attempting for an inclusive and universal understanding, it is important to understand the limits of what is presented here. It is also important to judge what steps can be taken next for further understanding and knowledge to emerge. This study is most applicable for a western audience. There will be knowledge applicable to all older adults, but cultural differences are likely to have a significant impact on how people interact with a website. An example of this is that a significant amount of people uses languages that are read from right to left, which is the opposite of English. Hence, they are likely to be more comfortable with websites oriented that way. This means that the layout of the website built for this project is not going to be suitable for people from significantly <text:soft-page-break/>different cultures. A truly universal system must take into account these differences between internet users.</text:p>
      <text:p text:style-name="P9">In fact, there are likely to be subtle differences between the way seniors use web services within European countries. Furthermore, seniors from other English speaking countries such as USA, Candara, Australia and New Zealand for example are likely to be additional differences in their expectations and abilities to use web services. This pilot study and its result are most relevant to the UK population, however, the literature review contains references to studies that were carried out in USA. Unfortunately, there has been no comparative study that analyses how seniors in different countries use web services and their experiences and expectations when using a web service. In order to make a universally appealing web service for seniors, data must be collected from different countries and compared to get a better understanding of differences and various needs based on geographical and cultural differences.</text:p>
      <text:p text:style-name="P9"/>
      <text:p text:style-name="P9">An aspect of web service design for seniors that can be further researched is browser compatibility. As HTML, CSS and JavaScript has evolved, older browser versions are not able to process the latest features. Therefore, any website that will be deployed must undergo extensive backwards compatibility testing to ensure the website is fully functional on older browsers. Older adults are less likely to continually upgrade their computers and are likely to not have the latest browsers installed. In fact, it is probable that a lot of seniors rely on pre-installed software. Careful consideration must be given to ensure the website works well under older browsers.</text:p>
      <text:p text:style-name="P9"/>
      <text:list xml:id="list8276548569259908948" text:style-name="L8">
        <text:list-item>
          <text:p text:style-name="P25">Anderson M and Perrin A (2017) Tech adoption climbs among older adults. Pew Research Center: Internet, Science &amp; Technology. Available at: http://www.pewinternet.org/2017/05/17/techadoption-climbs-among-older-adults/ (accessed 02 June 2019).</text:p>
        </text:list-item>
        <text:list-item>
          <text:p text:style-name="P24"><text:span text:style-name="selectable"><text:span text:style-name="T4">Office for National Statistics (2018). </text:span></text:span><text:span text:style-name="selectable"><text:span text:style-name="T5">Overview of the UK population: November 2018</text:span></text:span><text:span text:style-name="selectable"><text:span text:style-name="T4">. London, p.2.</text:span></text:span></text:p>
        </text:list-item>
        <text:list-item>
          <text:p text:style-name="P24"><text:span text:style-name="Default_20_Paragraph_20_Font"><text:span text:style-name="T20">UN. 2019. Global Issues &gt; Ageing. [ONLINE] Available at: </text:span></text:span><text:a xlink:type="simple" xlink:href="http://www.un.org/" office:target-frame-name="_top" xlink:show="replace" text:style-name="Internet_20_link" text:visited-style-name="Visited_20_Internet_20_Link"><text:span text:style-name="Hyperlink"><text:span text:style-name="T20">http://www.un.org</text:span></text:span></text:a><text:span text:style-name="Default_20_Paragraph_20_Font"><text:span text:style-name="T20">. [Accessed 26 June 2019</text:span></text:span><text:span text:style-name="Default_20_Paragraph_20_Font"><text:span text:style-name="T20">].</text:span></text:span></text:p>
        </text:list-item>
        <text:list-item>
          <text:p text:style-name="P25">Czaja SJ, Sharit J, Lee CC, et al. (2013) Factors influencing use of an e-health website in a community sample of older adults. Journal of the American Medical Informatics Association 20(2): 277–284.</text:p>
        </text:list-item>
        <text:list-item>
          <text:p text:style-name="P25">Lam L and Lam M (2009) The use of information technology and mental health among older caregivers in Australia. Aging &amp; Mental Health 13(4): 557–562.</text:p>
        </text:list-item>
        <text:list-item>
          <text:p text:style-name="P25">Gell NM, Rosenberg DE, Demiris G, et al. (2015) Patterns of technology use among older adults with and without disabilities. The Gerontologist 55(3): 412–421.</text:p>
        </text:list-item>
        <text:list-item>
          <text:p text:style-name="P25">Friemel TN (2016) The digital divide has grown old: determinants of a digital divide among seniors. New Media &amp; Society 18(2): 313–331.</text:p>
        </text:list-item>
        <text:list-item>
          <text:p text:style-name="P24"><text:span text:style-name="Default_20_Paragraph_20_Font"><text:span text:style-name="T20">Friemel TN (</text:span></text:span><text:span text:style-name="Default_20_Paragraph_20_Font"><text:span text:style-name="T21">2016) The digital divide has grown old: determinants of a digital divide among seniors. New Media &amp; Society </text:span></text:span><text:span text:style-name="Default_20_Paragraph_20_Font"><text:span text:style-name="T21">18(2): 313–331.</text:span></text:span></text:p>
        </text:list-item>
        <text:list-item>
          <text:p text:style-name="P26">Understanding internet use in later life, Matthews and Nazroo, 2015. Table 2 and table 23</text:p>
        </text:list-item>
        <text:list-item>
          <text:p text:style-name="P24"><text:span text:style-name="Default_20_Paragraph_20_Font"><text:span text:style-name="T12">Anderson G. </text:span></text:span><text:span text:style-name="ref-journal"><text:span text:style-name="T12">Chronic care: making the case for ongoing care.</text:span></text:span><text:span text:style-name="Default_20_Paragraph_20_Font"><text:span text:style-name="T12">Princeton, NJ: Robert Wood Johnson Foundation; 2009. </text:span></text:span><text:soft-page-break/><text:span text:style-name="Default_20_Paragraph_20_Font"><text:span text:style-name="T12">[2013-05-01]. </text:span></text:span><text:a xlink:type="simple" xlink:href="https://www.webcitation.org/6GIEXYNDr" office:target-frame-name="_top" xlink:show="replace" text:style-name="Internet_20_link" text:visited-style-name="Visited_20_Internet_20_Link"><text:span text:style-name="Hyperlink"><text:span text:style-name="T22">webcite</text:span></text:span></text:a><text:a xlink:type="simple" xlink:href="http://www.rwjf.org/content/dam/farm/reports/reports/2010/rwjf54583" office:target-frame-name="_top" xlink:show="replace" text:style-name="Internet_20_link" text:visited-style-name="Visited_20_Internet_20_Link"><text:span text:style-name="Hyperlink"><text:span text:style-name="T23">http://www.rwjf.org/content/dam/farm/reports/reports/2010/rwjf5458</text:span></text:span></text:a></text:p>
        </text:list-item>
        <text:list-item>
          <text:p text:style-name="P24"><text:span text:style-name="Default_20_Paragraph_20_Font"><text:span text:style-name="T6"> </text:span></text:span><text:span text:style-name="element-citation"><text:span text:style-name="T6">Cornwell EY, Waite LJ. Measuring social iso</text:span></text:span><text:span text:style-name="element-citation"><text:span text:style-name="T6">lation among older adults using multiple indicators from the NSHAP study. </text:span></text:span><text:span text:style-name="ref-journal"><text:span text:style-name="T6">J Gerontol B Psychol Sci Soc Sci. </text:span></text:span><text:span text:style-name="element-citation"><text:span text:style-name="T6">2009 Nov;</text:span></text:span><text:span text:style-name="ref-vol"><text:span text:style-name="T6">64 Suppl 1</text:span></text:span><text:span text:style-name="element-citation"><text:span text:style-name="T6">:i38–46. doi: 10.1093/geronb/gbp037.</text:span></text:span></text:p>
        </text:list-item>
        <text:list-item>
          <text:p text:style-name="P24"><text:span text:style-name="Default_20_Paragraph_20_Font"><text:span text:style-name="T13">Xie B. Older adults, e-health literacy, and collaborative learning: An experimental study. </text:span></text:span><text:span text:style-name="ref-journal"><text:span text:style-name="T13">J</text:span></text:span><text:span text:style-name="ref-journal"><text:span text:style-name="T13"> Am Soc Inf Sci. </text:span></text:span><text:span text:style-name="Default_20_Paragraph_20_Font"><text:span text:style-name="T13">2011 Mar 2011;</text:span></text:span><text:span text:style-name="ref-vol"><text:span text:style-name="T13">62</text:span></text:span><text:span text:style-name="Default_20_Paragraph_20_Font"><text:span text:style-name="T13">(5):933–946. doi: 10.1002/asi.21507.</text:span></text:span></text:p>
        </text:list-item>
        <text:list-item>
          <text:p text:style-name="P24"><text:span text:style-name="Default_20_Paragraph_20_Font"><text:span text:style-name="T2">Gatto SL, Tak SH. Computer, Internet, and e-mail use among older adults: benefits and barriers. </text:span></text:span><text:span text:style-name="ref-journal"><text:span text:style-name="T2">Educational Gerontology. </text:span></text:span><text:span text:style-name="Default_20_Paragraph_20_Font"><text:span text:style-name="T2">2008 Aug 2008;</text:span></text:span><text:span text:style-name="ref-vol"><text:span text:style-name="T2">34</text:span></text:span><text:span text:style-name="Default_20_Paragraph_20_Font"><text:span text:style-name="T2">(9):800–811. doi: </text:span></text:span><text:span text:style-name="Default_20_Paragraph_20_Font"><text:span text:style-name="T2">10.1080/03601270802243697. </text:span></text:span></text:p>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Times New Roman" fo:font-weight="bold" style:font-name-asian="SimSun"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style:font-name="Times New Roman" fo:font-size="12pt" fo:font-weight="bold" style:font-name-asian="SimSun" style:font-size-asian="12pt" style:font-weight-asian="bold" style:font-size-complex="12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electable" style:family="text" style:parent-style-name="Default_20_Paragraph_20_Fon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ref-journal" style:family="text" style:parent-style-name="Default_20_Paragraph_20_Font"/>
    <style:style style:name="element-citation" style:family="text" style:parent-style-name="Default_20_Paragraph_20_Font"/>
    <style:style style:name="ref-vol" style:family="text" style:parent-style-name="Default_20_Paragraph_20_Fon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meta:initial-creator>Kashif Ahmed</meta:initial-creator>
    <meta:creation-date>2019-04-01T18:37:00Z</meta:creation-date>
    <dc:date>2019-07-10T20:00:03.58</dc:date>
    <meta:editing-cycles>37</meta:editing-cycles>
    <meta:editing-duration>PT5H46M6S</meta:editing-duration>
    <meta:document-statistic meta:table-count="0" meta:image-count="0" meta:object-count="0" meta:page-count="16" meta:paragraph-count="155" meta:word-count="5567" meta:character-count="34801"/>
    <meta:template xlink:type="simple" xlink:actuate="onRequest" xlink:title="" xlink:href="Normal"/>
  </office:meta>
</office:document-meta>
</file>